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3844" calcext:value-type="float">
            <text:p>15.57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95064" calcext:value-type="float">
            <text:p>15.65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07050322581" calcext:value-type="float">
            <text:p>15.620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27936" calcext:value-type="float">
            <text:p>15.44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34820645161" calcext:value-type="float">
            <text:p>15.0534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58608" calcext:value-type="float">
            <text:p>14.73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3669677419" calcext:value-type="float">
            <text:p>14.6733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5155862069" calcext:value-type="float">
            <text:p>14.72751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64379354839" calcext:value-type="float">
            <text:p>14.78643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58420645161" calcext:value-type="float">
            <text:p>14.8858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37672" calcext:value-type="float">
            <text:p>15.05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64860645161" calcext:value-type="float">
            <text:p>15.4664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0072" calcext:value-type="float">
            <text:p>15.45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41984516129" calcext:value-type="float">
            <text:p>15.574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36603870968" calcext:value-type="float">
            <text:p>15.6936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1844" calcext:value-type="float">
            <text:p>15.49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73687741936" calcext:value-type="float">
            <text:p>15.0073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7296" calcext:value-type="float">
            <text:p>14.6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9983483871" calcext:value-type="float">
            <text:p>14.6899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7118571429" calcext:value-type="float">
            <text:p>14.730711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11458064516" calcext:value-type="float">
            <text:p>14.821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9772903226" calcext:value-type="float">
            <text:p>14.959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15216" calcext:value-type="float">
            <text:p>15.17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84036129032" calcext:value-type="float">
            <text:p>15.29840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75816" calcext:value-type="float">
            <text:p>15.39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7876129032" calcext:value-type="float">
            <text:p>15.7037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0736" calcext:value-type="float">
            <text:p>15.6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8105806452" calcext:value-type="float">
            <text:p>15.4328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25072" calcext:value-type="float">
            <text:p>15.13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23837419355" calcext:value-type="float">
            <text:p>14.6723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12711428571" calcext:value-type="float">
            <text:p>14.85127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8458064516" calcext:value-type="float">
            <text:p>14.7068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5153548387" calcext:value-type="float">
            <text:p>14.8405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41936" calcext:value-type="float">
            <text:p>15.21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21830967742" calcext:value-type="float">
            <text:p>15.40218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49176" calcext:value-type="float">
            <text:p>15.1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00929032258" calcext:value-type="float">
            <text:p>15.000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2947096774" calcext:value-type="float">
            <text:p>15.0292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8232" calcext:value-type="float">
            <text:p>15.37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8011612903" calcext:value-type="float">
            <text:p>15.1608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15" calcext:value-type="float">
            <text:p>14.5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4490322581" calcext:value-type="float">
            <text:p>14.334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50705714286" calcext:value-type="float">
            <text:p>14.33507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92233548387" calcext:value-type="float">
            <text:p>14.4092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73230967742" calcext:value-type="float">
            <text:p>14.6173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0464" calcext:value-type="float">
            <text:p>14.77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4488516129" calcext:value-type="float">
            <text:p>14.9944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4052" calcext:value-type="float">
            <text:p>14.89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55352258065" calcext:value-type="float">
            <text:p>15.0855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094" calcext:value-type="float">
            <text:p>15.14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5024" calcext:value-type="float">
            <text:p>15.24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85780645161" calcext:value-type="float">
            <text:p>14.678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4544" calcext:value-type="float">
            <text:p>14.48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3072516129" calcext:value-type="float">
            <text:p>14.3330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74392258065" calcext:value-type="float">
            <text:p>14.31743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70370322581" calcext:value-type="float">
            <text:p>14.4670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5856" calcext:value-type="float">
            <text:p>14.7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96015483871" calcext:value-type="float">
            <text:p>14.829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0576" calcext:value-type="float">
            <text:p>14.7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47197419355" calcext:value-type="float">
            <text:p>15.0747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1050322581" calcext:value-type="float">
            <text:p>15.011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66732" calcext:value-type="float">
            <text:p>14.936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84851612903" calcext:value-type="float">
            <text:p>14.918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0584" calcext:value-type="float">
            <text:p>14.6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9943225807" calcext:value-type="float">
            <text:p>14.4079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44071428571" calcext:value-type="float">
            <text:p>14.03440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84807741936" calcext:value-type="float">
            <text:p>13.9984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69478709677" calcext:value-type="float">
            <text:p>14.1469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88913333333" calcext:value-type="float">
            <text:p>14.15889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1068" calcext:value-type="float">
            <text:p>14.64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7788" calcext:value-type="float">
            <text:p>15.06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0176" calcext:value-type="float">
            <text:p>14.8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0136774194" calcext:value-type="float">
            <text:p>14.6120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0487483871" calcext:value-type="float">
            <text:p>14.1504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32392857143" calcext:value-type="float">
            <text:p>13.943239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4753548387" calcext:value-type="float">
            <text:p>13.7584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39987096774" calcext:value-type="float">
            <text:p>13.803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428" calcext:value-type="float">
            <text:p>13.96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6721290323" calcext:value-type="float">
            <text:p>14.4356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89656" calcext:value-type="float">
            <text:p>14.27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26038709677" calcext:value-type="float">
            <text:p>14.442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7659354839" calcext:value-type="float">
            <text:p>14.362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7114" calcext:value-type="float">
            <text:p>14.247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818528" calcext:value-type="float">
            <text:p>13.278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3620645161" calcext:value-type="float">
            <text:p>13.3313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7832" calcext:value-type="float">
            <text:p>13.53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068387097" calcext:value-type="float">
            <text:p>13.9354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06304" calcext:value-type="float">
            <text:p>13.73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37731612903" calcext:value-type="float">
            <text:p>13.7937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67274285714" calcext:value-type="float">
            <text:p>13.7667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2824" calcext:value-type="float">
            <text:p>12.9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59570322581" calcext:value-type="float">
            <text:p>13.44595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0792" calcext:value-type="float">
            <text:p>13.35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50578064516" calcext:value-type="float">
            <text:p>13.35505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0184" calcext:value-type="float">
            <text:p>13.4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308387097" calcext:value-type="float">
            <text:p>13.1368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7894" calcext:value-type="float">
            <text:p>12.867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66122857143" calcext:value-type="float">
            <text:p>12.73661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49494285714" calcext:value-type="float">
            <text:p>12.49494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72288" calcext:value-type="float">
            <text:p>12.72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6004" calcext:value-type="float">
            <text:p>12.98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7692903226" calcext:value-type="float">
            <text:p>12.914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55576" calcext:value-type="float">
            <text:p>12.66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65682580645" calcext:value-type="float">
            <text:p>12.7565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22242580645" calcext:value-type="float">
            <text:p>13.0522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23336" calcext:value-type="float">
            <text:p>13.03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5736774194" calcext:value-type="float">
            <text:p>12.6155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16208" calcext:value-type="float">
            <text:p>12.56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89574285714" calcext:value-type="float">
            <text:p>12.5589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5511111111" calcext:value-type="float">
            <text:p>12.5515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4856516129" calcext:value-type="float">
            <text:p>12.6048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56603870968" calcext:value-type="float">
            <text:p>12.6456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1992" calcext:value-type="float">
            <text:p>12.79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5027096774" calcext:value-type="float">
            <text:p>12.883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48408" calcext:value-type="float">
            <text:p>12.92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6309677419" calcext:value-type="float">
            <text:p>12.975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61341935484" calcext:value-type="float">
            <text:p>12.946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17472" calcext:value-type="float">
            <text:p>12.86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31064516129" calcext:value-type="float">
            <text:p>12.9331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3656774194" calcext:value-type="float">
            <text:p>12.4753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70225714286" calcext:value-type="float">
            <text:p>12.42702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7589677419" calcext:value-type="float">
            <text:p>12.4757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0717419355" calcext:value-type="float">
            <text:p>12.5570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3356" calcext:value-type="float">
            <text:p>12.667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63251612903" calcext:value-type="float">
            <text:p>12.876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7264" calcext:value-type="float">
            <text:p>12.9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4778064516" calcext:value-type="float">
            <text:p>12.9054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2752" calcext:value-type="float">
            <text:p>13.02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81238709677" calcext:value-type="float">
            <text:p>12.888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91264" calcext:value-type="float">
            <text:p>12.61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8585806452" calcext:value-type="float">
            <text:p>12.3878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50620689655" calcext:value-type="float">
            <text:p>12.2550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34978064516" calcext:value-type="float">
            <text:p>12.3034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45734193548" calcext:value-type="float">
            <text:p>12.4045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40768" calcext:value-type="float">
            <text:p>12.65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56371612903" calcext:value-type="float">
            <text:p>12.7056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41552" calcext:value-type="float">
            <text:p>12.82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0892" calcext:value-type="float">
            <text:p>12.47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98997647059" calcext:value-type="float">
            <text:p>12.689899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436" calcext:value-type="float">
            <text:p>12.50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75058064516" calcext:value-type="float">
            <text:p>12.367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898" calcext:value-type="float">
            <text:p>12.13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98601290323" calcext:value-type="float">
            <text:p>12.1298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1757419355" calcext:value-type="float">
            <text:p>12.2461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81112" calcext:value-type="float">
            <text:p>12.21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5132903226" calcext:value-type="float">
            <text:p>12.3905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29648" calcext:value-type="float">
            <text:p>12.39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35094193548" calcext:value-type="float">
            <text:p>12.2735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43649032258" calcext:value-type="float">
            <text:p>12.6043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556" calcext:value-type="float">
            <text:p>12.7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58483870968" calcext:value-type="float">
            <text:p>12.6258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1304" calcext:value-type="float">
            <text:p>12.52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32030967742" calcext:value-type="float">
            <text:p>12.1332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65371428571" calcext:value-type="float">
            <text:p>12.026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61068387097" calcext:value-type="float">
            <text:p>11.9161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521088" calcext:value-type="float">
            <text:p>12.03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7647" calcext:value-type="float">
            <text:p>11.90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0957419355" calcext:value-type="float">
            <text:p>12.7490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37843478261" calcext:value-type="float">
            <text:p>12.553784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00070769231" calcext:value-type="float">
            <text:p>12.190007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4353548387" calcext:value-type="float">
            <text:p>11.9144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9084" calcext:value-type="float">
            <text:p>10.95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3887483871" calcext:value-type="float">
            <text:p>10.8738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72213793104" calcext:value-type="float">
            <text:p>11.0072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8149677419" calcext:value-type="float">
            <text:p>11.0188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42689032258" calcext:value-type="float">
            <text:p>11.0742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47172" calcext:value-type="float">
            <text:p>11.224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9442580645" calcext:value-type="float">
            <text:p>11.5739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57304" calcext:value-type="float">
            <text:p>11.35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6469677419" calcext:value-type="float">
            <text:p>11.5796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9785806452" calcext:value-type="float">
            <text:p>11.8239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6624" calcext:value-type="float">
            <text:p>11.57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00061935484" calcext:value-type="float">
            <text:p>11.1600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42192" calcext:value-type="float">
            <text:p>11.30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48828387097" calcext:value-type="float">
            <text:p>10.5048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135" calcext:value-type="float">
            <text:p>10.80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9703225807" calcext:value-type="float">
            <text:p>11.167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8103483871" calcext:value-type="float">
            <text:p>11.0781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36348" calcext:value-type="float">
            <text:p>11.403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98670967742" calcext:value-type="float">
            <text:p>11.3498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41576" calcext:value-type="float">
            <text:p>11.62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73512258065" calcext:value-type="float">
            <text:p>11.3273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9762580645" calcext:value-type="float">
            <text:p>11.4489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40544516129" calcext:value-type="float">
            <text:p>11.3740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24848" calcext:value-type="float">
            <text:p>11.09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3223225807" calcext:value-type="float">
            <text:p>10.93632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658" calcext:value-type="float">
            <text:p>10.73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07878709677" calcext:value-type="float">
            <text:p>10.5807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44198709677" calcext:value-type="float">
            <text:p>10.6844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794" calcext:value-type="float">
            <text:p>10.924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5832" calcext:value-type="float">
            <text:p>11.3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9543225806" calcext:value-type="float">
            <text:p>11.0399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4410322581" calcext:value-type="float">
            <text:p>11.2224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94392" calcext:value-type="float">
            <text:p>11.15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18108387097" calcext:value-type="float">
            <text:p>11.0718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198" calcext:value-type="float">
            <text:p>10.76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68317419355" calcext:value-type="float">
            <text:p>10.636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4948" calcext:value-type="float">
            <text:p>10.12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1131094154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80" meta:object-count="0"/>
    <meta:user-defined meta:name="AppVersion">3.0</meta:user-defined>
  </office:meta>
</office:document-meta>
</file>